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PropertySetterXML.setXmlConfiguration( Resource xml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pertySetterXML.setPropertySet( String property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pertySetterXML.setXpathForPropertySet( String xpathForProperty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PropertySetterXML.getPropertySetBy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PropertySetterXML.transform( MessageExchange arg0 , NormalizedMessage in , NormalizedMessage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essagePropertySetterXML.ini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PropertySetterXML.initConfi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ssagePropertySetterXML.createPropertySet( String propertySe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